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19116e" officeooo:paragraph-rsid="0019116e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19116e" officeooo:paragraph-rsid="0019bddf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19bddf" officeooo:paragraph-rsid="0019bddf"/>
    </style:style>
    <style:style style:name="P4" style:family="paragraph" style:parent-style-name="Standard">
      <style:paragraph-properties fo:line-height="150%" fo:text-align="justify" style:justify-single-word="false"/>
      <style:text-properties fo:font-weight="bold" officeooo:rsid="0019bddf" officeooo:paragraph-rsid="0019bddf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font-weight="bold" officeooo:rsid="0019116e" officeooo:paragraph-rsid="0019116e" style:font-weight-asian="bold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fo:font-weight="bold" officeooo:rsid="0019116e" officeooo:paragraph-rsid="0019bddf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/>
    </style:style>
    <style:style style:name="T1" style:family="text">
      <style:text-properties officeooo:rsid="0019bddf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ETTING UP THE ENVIRONMENT DOCUMENT</text:p>
      <text:p text:style-name="P8"/>
      <text:p text:style-name="P5">1. <text:s/>installation of operating system</text:p>
      <text:p text:style-name="P5"/>
      <text:p text:style-name="P1"><text:s/>I already had my Linux operating system installed where I installed the OS and burnet in into the <text:s text:c="15"/>flash or just formatted the flash and then installed it in my computer</text:p>
      <text:p text:style-name="P5">2. installation of MySQL</text:p>
      <text:p text:style-name="P5"/>
      <text:p text:style-name="P1">- I run some commands for installing the software IE upgrading the whole os sudo apt upgrade and then sudo apt install MySQL to install the MySQL</text:p>
      <text:p text:style-name="P5">3. installing Dart</text:p>
      <text:p text:style-name="P5"/>
      <text:p text:style-name="P2">just ran a few of the command that was on the guide and dart was successfully installed into my computer</text:p>
      <text:p text:style-name="P6"><text:span text:style-name="T1">4. python program is inbuilt in the Linux os so didn’t have to install it.</text:span></text:p>
      <text:p text:style-name="P4">5. I also had visual studio code IDE installed <text:s/>together with the appropriate extensions.</text:p>
      <text:p text:style-name="P4"/>
      <text:p text:style-name="P3"/>
      <text:p text:style-name="P4">I DIDN’T ENCOUNTER ANY PROBLEM WHILE INSTALLING THE SOFTWARE I JUST RAN THE COMMANDS AND THEY RESPONDED QUITE WELL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9116e" fo:background-color="transparen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8T11:42:32.404015301</meta:creation-date>
    <dc:date>2024-06-18T11:59:46.436129485</dc:date>
    <meta:editing-duration>PT6M23S</meta:editing-duration>
    <meta:editing-cycles>1</meta:editing-cycles>
    <meta:document-statistic meta:table-count="0" meta:image-count="0" meta:object-count="0" meta:page-count="1" meta:paragraph-count="10" meta:word-count="143" meta:character-count="823" meta:non-whitespace-character-count="672"/>
    <meta:generator>LibreOffice/7.3.7.2$Linux_X86_64 LibreOffice_project/30$Build-2</meta:generator>
  </office:meta>
</office:document-meta>
</file>